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11C52B9A32CC50489D9.png" manifest:media-type="image/png"/>
  <manifest:file-entry manifest:full-path="Pictures/100000000000034700000275D2B1B57BA6F4B9ED.png" manifest:media-type="image/png"/>
  <manifest:file-entry manifest:full-path="Pictures/10000000000000C4000000E8BA3F2DA58215C9B8.png" manifest:media-type="image/png"/>
  <manifest:file-entry manifest:full-path="Pictures/10000000000002200000011952BFD6AE882B0DCB.png" manifest:media-type="image/png"/>
  <manifest:file-entry manifest:full-path="Pictures/100000000000050B000001C456E2F5780C0D8FB3.png" manifest:media-type="image/png"/>
  <manifest:file-entry manifest:full-path="Pictures/1000000000000148000000DD9BAF3541D513B755.png" manifest:media-type="image/png"/>
  <manifest:file-entry manifest:full-path="Pictures/10000000000000C10000011D68DB943E2CFD9D91.png" manifest:media-type="image/png"/>
  <manifest:file-entry manifest:full-path="Pictures/10000000000001CF00000013FB57E19B07BC9B87.png" manifest:media-type="image/png"/>
  <manifest:file-entry manifest:full-path="Pictures/10000000000000C5000001203522073F84B42417.png" manifest:media-type="image/png"/>
  <manifest:file-entry manifest:full-path="Pictures/10000000000001DD000000AAAE482056480014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67d95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67d95" style:font-size-asian="10pt" style:font-size-complex="10pt"/>
    </style:style>
    <style:style style:name="P3" style:family="paragraph" style:parent-style-name="Standard">
      <style:text-properties fo:font-size="10pt" officeooo:rsid="0016efbf" officeooo:paragraph-rsid="0016efbf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9b6e9" officeooo:paragraph-rsid="0019b6e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67d95" officeooo:paragraph-rsid="00167d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font-weight="bold" officeooo:rsid="001e7491" officeooo:paragraph-rsid="001e7491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9pt" officeooo:rsid="0018a23c" officeooo:paragraph-rsid="00167d95" style:font-size-asian="9pt" style:font-size-complex="9pt"/>
    </style:style>
    <style:style style:name="P8" style:family="paragraph" style:parent-style-name="Standard">
      <style:text-properties fo:font-size="9pt" officeooo:rsid="00184e9a" officeooo:paragraph-rsid="0016efbf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1b9a46" officeooo:paragraph-rsid="0019b6e9" style:font-size-asian="9pt" style:font-size-complex="9pt"/>
    </style:style>
    <style:style style:name="P10" style:family="paragraph" style:parent-style-name="Standard">
      <style:text-properties fo:font-size="9pt" officeooo:rsid="0019b6e9" officeooo:paragraph-rsid="0019b6e9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officeooo:rsid="002c4def" officeooo:paragraph-rsid="002c4def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9pt" officeooo:rsid="00384756" officeooo:paragraph-rsid="003b7652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fo:font-weight="normal" officeooo:rsid="001e7491" officeooo:paragraph-rsid="001e7491" style:font-size-asian="7.84999990463257pt" style:font-weight-asian="normal" style:font-size-complex="9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9pt" fo:font-style="normal" fo:font-weight="normal" officeooo:rsid="002f04b9" officeooo:paragraph-rsid="002c4de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9pt" fo:font-style="normal" fo:font-weight="normal" officeooo:rsid="0038f171" officeooo:paragraph-rsid="00384756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9pt" fo:font-style="normal" fo:font-weight="normal" officeooo:rsid="00440706" officeooo:paragraph-rsid="00440706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9pt" fo:font-style="normal" fo:font-weight="normal" officeooo:rsid="002d8b31" officeooo:paragraph-rsid="002c4def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607cm"/>
        </style:tab-stops>
      </style:paragraph-properties>
      <style:text-properties fo:font-size="9pt" fo:font-weight="normal" officeooo:rsid="001e7491" officeooo:paragraph-rsid="001e7491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1pt" fo:font-weight="bold" officeooo:rsid="001e7491" officeooo:paragraph-rsid="00322ee4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fo:font-size="11pt" fo:font-weight="bold" officeooo:rsid="001e7491" officeooo:paragraph-rsid="00334662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1pt" officeooo:rsid="001e7491" officeooo:paragraph-rsid="0045f995" style:font-size-asian="11pt" style:font-size-complex="11pt"/>
    </style:style>
    <style:style style:name="P22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11pt" officeooo:rsid="001e7491" officeooo:paragraph-rsid="0045f995" fo:background-color="#ffffff" style:font-size-asian="11pt" style:font-size-complex="11pt"/>
    </style:style>
    <style:style style:name="P23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11pt" officeooo:rsid="001e7491" officeooo:paragraph-rsid="005469e9" fo:background-color="#ffffff" style:font-size-asian="11pt" style:font-size-complex="11pt"/>
    </style:style>
    <style:style style:name="P24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10pt" fo:font-weight="bold" officeooo:rsid="0052ade6" officeooo:paragraph-rsid="0052db79" fo:background-color="#ffffff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fo:font-weight="normal" officeooo:rsid="005c276a" officeooo:paragraph-rsid="005c276a" fo:background-color="#ffffff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9pt" officeooo:rsid="002f04b9" officeooo:paragraph-rsid="00341323" style:font-size-asian="9pt" style:font-size-complex="9pt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9pt" officeooo:rsid="0030e6e2" officeooo:paragraph-rsid="0030e6e2" style:font-size-asian="9pt" style:font-size-complex="9pt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2f04b9" officeooo:paragraph-rsid="002f04b9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2f04b9" officeooo:paragraph-rsid="00341323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fo:font-size="9pt" fo:font-style="normal" fo:font-weight="normal" officeooo:rsid="00357e20" officeooo:paragraph-rsid="0030e6e2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Horizontal_20_Line">
      <style:text-properties fo:font-size="9pt" officeooo:rsid="0018a23c" style:font-size-asian="9pt" style:font-size-complex="9pt"/>
    </style:style>
    <style:style style:name="P32" style:family="paragraph" style:parent-style-name="Standard">
      <style:paragraph-properties fo:margin-top="0cm" fo:margin-bottom="0.3cm" loext:contextual-spacing="false" fo:text-align="justify" style:justify-single-word="false"/>
      <style:text-properties fo:font-size="9pt" fo:font-weight="normal" officeooo:rsid="001e7491" officeooo:paragraph-rsid="00322ee4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justify" style:justify-single-word="false"/>
      <style:text-properties fo:font-size="9pt" officeooo:rsid="003de472" officeooo:paragraph-rsid="003de472" style:font-size-asian="9pt" style:font-size-complex="9pt"/>
    </style:style>
    <style:style style:name="P34" style:family="paragraph" style:parent-style-name="Standard">
      <style:paragraph-properties fo:margin-top="0cm" fo:margin-bottom="0.199cm" loext:contextual-spacing="false" fo:text-align="justify" style:justify-single-word="false"/>
      <style:text-properties fo:color="#ff0000" fo:font-size="11pt" fo:text-shadow="1pt 1pt" fo:font-weight="bold" officeooo:rsid="00322ee4" officeooo:paragraph-rsid="0045f995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cm" fo:margin-bottom="0.199cm" loext:contextual-spacing="false" fo:text-align="justify" style:justify-single-word="false"/>
      <style:text-properties fo:color="#ff0000" style:font-name="Liberation Serif" fo:font-size="11pt" fo:text-shadow="1pt 1pt" fo:font-weight="bold" officeooo:rsid="00322ee4" officeooo:paragraph-rsid="006b5584" fo:background-color="#ffffff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officeooo:rsid="0045f995" officeooo:paragraph-rsid="0045f995" fo:background-color="#ffffff" style:font-size-asian="9pt" style:font-size-complex="9pt"/>
    </style:style>
    <style:style style:name="P37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fo:font-weight="normal" officeooo:rsid="005c276a" officeooo:paragraph-rsid="0062e590" fo:background-color="#ffffff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fo:font-weight="normal" officeooo:rsid="005c276a" officeooo:paragraph-rsid="006569b6" fo:background-color="#ffffff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fo:font-weight="normal" officeooo:rsid="0064a567" officeooo:paragraph-rsid="0064a567" fo:background-color="#ffffff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Liberation Serif" fo:font-size="9pt" fo:font-weight="normal" officeooo:rsid="0065b189" officeooo:paragraph-rsid="0065b189" fo:background-color="#ffffff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margin-top="0cm" fo:margin-bottom="0.199cm" loext:contextual-spacing="false" fo:text-align="justify" style:justify-single-word="false"/>
      <style:text-properties fo:color="#000000" style:font-name="Liberation Serif" fo:font-size="10pt" fo:text-shadow="none" fo:font-weight="bold" officeooo:rsid="0055e331" officeooo:paragraph-rsid="005469e9" fo:background-color="#ffffff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justify" style:justify-single-word="false"/>
      <style:text-properties fo:font-size="9pt" officeooo:rsid="003de472" officeooo:paragraph-rsid="006b5584" style:font-size-asian="9pt" style:font-size-complex="9pt"/>
    </style:style>
    <style:style style:name="P43" style:family="paragraph">
      <style:paragraph-properties fo:text-align="center"/>
    </style:style>
    <style:style style:name="P44" style:family="paragraph">
      <style:paragraph-properties fo:margin-left="0.101cm" fo:margin-right="0.101cm" fo:margin-top="0cm" fo:margin-bottom="0.199cm" fo:line-height="115%" fo:text-align="justify" fo:text-indent="0cm"/>
    </style:style>
    <style:style style:name="P45" style:family="paragraph">
      <style:paragraph-properties fo:margin-left="0.101cm" fo:margin-right="0.101cm" fo:line-height="115%" fo:text-align="justify" fo:text-indent="0cm"/>
    </style:style>
    <style:style style:name="P46" style:family="paragraph">
      <style:paragraph-properties fo:margin-left="0.101cm" fo:margin-right="0.101cm" fo:text-align="justify" fo:text-indent="0cm"/>
    </style:style>
    <style:style style:name="P47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9pt" style:font-size-asian="9pt" style:font-size-complex="9pt"/>
    </style:style>
    <style:style style:name="P48" style:family="paragraph">
      <loext:graphic-properties draw:fill-color="#81d41a"/>
      <style:paragraph-properties fo:text-align="center"/>
    </style:style>
    <style:style style:name="P49" style:family="paragraph">
      <loext:graphic-properties draw:opacity="0%"/>
    </style:style>
    <style:style style:name="P50" style:family="paragraph">
      <style:paragraph-properties fo:margin-left="0.101cm" fo:margin-right="0.101cm" fo:margin-top="0cm" fo:margin-bottom="0cm" fo:text-indent="0cm"/>
    </style:style>
    <style:style style:name="P51" style:family="paragraph">
      <style:paragraph-properties fo:margin-left="0.101cm" fo:margin-right="0.101cm" fo:text-indent="0cm"/>
    </style:style>
    <style:style style:name="P52" style:family="paragraph">
      <loext:graphic-properties draw:fill="solid" draw:fill-color="#eeeeee"/>
      <style:paragraph-properties fo:margin-left="0.101cm" fo:margin-right="0.101cm" fo:text-indent="0cm"/>
      <style:text-properties fo:font-size="10pt" style:font-size-asian="10pt" style:font-size-complex="10pt"/>
    </style:style>
    <style:style style:name="P53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loext:graphic-properties draw:fill="solid" draw:fill-color="#ffffff"/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opacity="0%"/>
      <style:paragraph-properties fo:text-align="center"/>
      <style:text-properties fo:font-size="12pt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 draw:fill-color="#ffffff"/>
      <style:paragraph-properties fo:margin-left="0.101cm" fo:margin-right="0.101cm" fo:text-indent="0cm"/>
      <style:text-properties fo:font-size="9pt" style:font-size-asian="9pt" style:font-size-complex="9pt"/>
    </style:style>
    <style:style style:name="P58" style:family="paragraph">
      <style:paragraph-properties fo:margin-left="0.101cm" fo:margin-right="0.101cm" fo:margin-top="0cm" fo:margin-bottom="0cm" fo:line-height="115%" fo:text-align="justify" fo:text-indent="0cm"/>
    </style:style>
    <style:style style:name="P59" style:family="paragraph">
      <loext:graphic-properties draw:fill="solid" draw:fill-color="#eeeeee"/>
      <style:paragraph-properties fo:margin-left="0.101cm" fo:margin-right="0.101cm" fo:margin-top="0cm" fo:margin-bottom="0cm" fo:line-height="115%" fo:text-align="justify" fo:text-indent="0cm"/>
      <style:text-properties fo:font-size="9pt" style:text-underline-style="none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7be8b" style:font-size-asian="9pt" style:font-size-complex="9pt"/>
    </style:style>
    <style:style style:name="T3" style:family="text">
      <style:text-properties fo:font-size="9pt" officeooo:rsid="00184e9a" style:font-size-asian="9pt" style:font-size-complex="9pt"/>
    </style:style>
    <style:style style:name="T4" style:family="text">
      <style:text-properties fo:font-size="9pt" officeooo:rsid="001adc98" style:font-size-asian="9pt" style:font-size-complex="9pt"/>
    </style:style>
    <style:style style:name="T5" style:family="text">
      <style:text-properties fo:font-size="9pt" officeooo:rsid="001b9a46" style:font-size-asian="9pt" style:font-size-complex="9pt"/>
    </style:style>
    <style:style style:name="T6" style:family="text">
      <style:text-properties fo:font-size="9pt" officeooo:rsid="0045f995" style:font-size-asian="9pt" style:font-size-complex="9pt"/>
    </style:style>
    <style:style style:name="T7" style:family="text">
      <style:text-properties fo:font-size="9pt" officeooo:rsid="004ae59b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45f995" style:font-size-asian="9pt" style:font-weight-asian="bold" style:font-size-complex="9pt" style:font-weight-complex="bold"/>
    </style:style>
    <style:style style:name="T10" style:family="text">
      <style:text-properties fo:font-size="9pt" style:text-underline-style="none" fo:font-weight="normal" officeooo:rsid="0045f995" fo:background-color="#eeeeee" loext:char-shading-value="0" style:font-size-asian="9pt" style:font-weight-asian="normal" style:font-size-complex="9pt" style:font-weight-complex="normal"/>
    </style:style>
    <style:style style:name="T11" style:family="text">
      <style:text-properties officeooo:rsid="01002481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196824" style:font-size-asian="8pt" style:font-size-complex="8pt"/>
    </style:style>
    <style:style style:name="T14" style:family="text">
      <style:text-properties fo:font-size="8pt" officeooo:rsid="00167d95" style:font-size-asian="8pt" style:font-size-complex="8pt"/>
    </style:style>
    <style:style style:name="T15" style:family="text">
      <style:text-properties officeooo:rsid="001f670d"/>
    </style:style>
    <style:style style:name="T16" style:family="text">
      <style:text-properties style:font-name="Arial" fo:font-size="9pt" fo:font-weight="normal" officeooo:rsid="001f670d" fo:background-color="#eeeeee" loext:char-shading-value="0" style:font-size-asian="9pt" style:font-weight-asian="normal" style:font-size-complex="9pt" style:font-weight-complex="normal"/>
    </style:style>
    <style:style style:name="T17" style:family="text">
      <style:text-properties style:font-name="Arial" fo:font-size="9pt" style:text-underline-style="none" fo:font-weight="normal" officeooo:rsid="0045f995" fo:background-color="#eeeeee" loext:char-shading-value="0" style:font-size-asian="9pt" style:font-weight-asian="normal" style:font-size-complex="9pt" style:font-weight-complex="normal"/>
    </style:style>
    <style:style style:name="T18" style:family="text">
      <style:text-properties style:font-name="Arial" fo:font-size="9pt" officeooo:rsid="00418faf" fo:background-color="#eeeeee" loext:char-shading-value="0" style:font-size-asian="9pt" style:font-size-complex="9pt"/>
    </style:style>
    <style:style style:name="T19" style:family="text">
      <style:text-properties style:font-name="Arial" fo:font-size="9pt" officeooo:rsid="0045f995" fo:background-color="#eeeeee" loext:char-shading-value="0" style:font-size-asian="9pt" style:font-size-complex="9pt"/>
    </style:style>
    <style:style style:name="T20" style:family="text">
      <style:text-properties officeooo:rsid="002d8b31"/>
    </style:style>
    <style:style style:name="T21" style:family="text">
      <style:text-properties style:font-name="Courier New" fo:font-style="normal" fo:font-weight="normal" officeooo:rsid="002d8b31" style:font-style-asian="normal" style:font-weight-asian="normal" style:font-style-complex="normal" style:font-weight-complex="normal"/>
    </style:style>
    <style:style style:name="T22" style:family="text">
      <style:text-properties style:font-name="Courier New" fo:font-style="normal" fo:font-weight="normal" officeooo:rsid="002c4def" style:font-style-asian="normal" style:font-weight-asian="normal" style:font-style-complex="normal" style:font-weight-complex="normal"/>
    </style:style>
    <style:style style:name="T23" style:family="text">
      <style:text-properties style:font-name="Courier New" fo:font-size="9pt" fo:font-style="italic" officeooo:rsid="00322ee4" style:font-size-asian="9pt" style:font-style-asian="italic" style:font-size-complex="9pt" style:font-style-complex="italic"/>
    </style:style>
    <style:style style:name="T2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2d8b31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0357e20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normal" officeooo:rsid="0035e0d6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03692a4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normal" officeooo:rsid="0038f171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tyle="normal" officeooo:rsid="00322ee4" style:font-style-asian="normal" style:font-style-complex="normal"/>
    </style:style>
    <style:style style:name="T31" style:family="text">
      <style:text-properties style:font-name="Liberation Serif" fo:font-style="normal" fo:font-weight="bold" officeooo:rsid="0038f171" style:font-style-asian="normal" style:font-weight-asian="bold" style:font-style-complex="normal" style:font-weight-complex="bold"/>
    </style:style>
    <style:style style:name="T32" style:family="text">
      <style:text-properties style:font-name="Liberation Serif" fo:font-size="10pt" fo:font-style="normal" officeooo:rsid="00322ee4" style:font-size-asian="10pt" style:font-style-asian="normal" style:font-size-complex="10pt" style:font-style-complex="normal"/>
    </style:style>
    <style:style style:name="T33" style:family="text">
      <style:text-properties style:font-name="Liberation Serif" fo:font-size="10pt" fo:font-style="normal" officeooo:rsid="00334662" style:font-size-asian="10pt" style:font-style-asian="normal" style:font-size-complex="10pt" style:font-style-complex="normal"/>
    </style:style>
    <style:style style:name="T34" style:family="text">
      <style:text-properties officeooo:rsid="002c4def"/>
    </style:style>
    <style:style style:name="T35" style:family="text">
      <style:text-properties officeooo:rsid="00322ee4"/>
    </style:style>
    <style:style style:name="T36" style:family="text">
      <style:text-properties fo:font-size="10pt" officeooo:rsid="00322ee4" style:font-size-asian="10pt" style:font-size-complex="10pt"/>
    </style:style>
    <style:style style:name="T37" style:family="text">
      <style:text-properties fo:font-size="10pt" style:text-underline-style="none" fo:font-weight="normal" officeooo:rsid="0045f995" style:font-size-asian="10pt" style:font-weight-asian="normal" style:font-size-complex="10pt" style:font-weight-complex="normal"/>
    </style:style>
    <style:style style:name="T38" style:family="text">
      <style:text-properties fo:font-size="10pt" style:text-underline-style="none" fo:font-weight="normal" officeooo:rsid="0045f995" fo:background-color="#ffffff" loext:char-shading-value="0" style:font-size-asian="10pt" style:font-weight-asian="normal" style:font-size-complex="10pt" style:font-weight-complex="normal"/>
    </style:style>
    <style:style style:name="T39" style:family="text">
      <style:text-properties fo:font-size="10pt" style:text-underline-style="none" fo:font-weight="bold" officeooo:rsid="0045f995" style:font-size-asian="10pt" style:font-weight-asian="bold" style:font-size-complex="10pt" style:font-weight-complex="bold"/>
    </style:style>
    <style:style style:name="T40" style:family="text">
      <style:text-properties fo:font-size="10pt" style:text-underline-style="none" fo:font-weight="bold" officeooo:rsid="004902d5" style:font-size-asian="10pt" style:font-weight-asian="bold" style:font-size-complex="10pt" style:font-weight-complex="bold"/>
    </style:style>
    <style:style style:name="T41" style:family="text">
      <style:text-properties fo:font-size="10pt" style:text-underline-style="none" fo:font-weight="bold" officeooo:rsid="005a0762" style:font-size-asian="10pt" style:font-weight-asian="bold" style:font-size-complex="10pt" style:font-weight-complex="bold"/>
    </style:style>
    <style:style style:name="T42" style:family="text">
      <style:text-properties fo:color="#ff0000" fo:text-shadow="1pt 1pt" fo:font-weight="bold" officeooo:rsid="00322ee4" style:font-weight-asian="bold" style:font-weight-complex="bold"/>
    </style:style>
    <style:style style:name="T43" style:family="text">
      <style:text-properties fo:color="#ff0000" style:font-name="Liberation Serif" fo:font-style="normal" fo:text-shadow="1pt 1pt" officeooo:rsid="00322ee4" style:font-style-asian="normal" style:font-style-complex="normal"/>
    </style:style>
    <style:style style:name="T44" style:family="text">
      <style:text-properties fo:color="#ff0000" fo:font-size="11pt" fo:text-shadow="1pt 1pt" officeooo:rsid="00322ee4" style:font-size-asian="11pt" style:font-size-complex="11pt"/>
    </style:style>
    <style:style style:name="T45" style:family="text">
      <style:text-properties officeooo:rsid="003e983b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3e983b" fo:background-color="#ffbf00" loext:char-shading-value="0"/>
    </style:style>
    <style:style style:name="T48" style:family="text">
      <style:text-properties fo:font-weight="normal" fo:background-color="#ffbf00" loext:char-shading-value="0" style:font-weight-asian="normal" style:font-weight-complex="normal"/>
    </style:style>
    <style:style style:name="T49" style:family="text">
      <style:text-properties fo:font-weight="normal" officeooo:rsid="003e983b" fo:background-color="#ffbf00" loext:char-shading-value="0" style:font-weight-asian="normal" style:font-weight-complex="normal"/>
    </style:style>
    <style:style style:name="T50" style:family="text">
      <style:text-properties fo:color="#ce181e"/>
    </style:style>
    <style:style style:name="T51" style:family="text">
      <style:text-properties fo:color="#ce181e" fo:font-size="10pt" fo:text-shadow="1pt 1pt" style:text-underline-style="solid" style:text-underline-width="auto" style:text-underline-color="font-color" fo:font-weight="normal" officeooo:rsid="00322ee4" style:font-size-asian="10pt" style:font-weight-asian="normal" style:font-size-complex="10pt" style:font-weight-complex="normal"/>
    </style:style>
    <style:style style:name="T52" style:family="text">
      <style:text-properties fo:color="#ce181e" fo:font-size="10pt" fo:text-shadow="1pt 1pt" style:text-underline-style="solid" style:text-underline-width="auto" style:text-underline-color="font-color" fo:font-weight="normal" officeooo:rsid="0045f995" style:font-size-asian="10pt" style:font-weight-asian="normal" style:font-size-complex="10pt" style:font-weight-complex="normal"/>
    </style:style>
    <style:style style:name="T53" style:family="text">
      <style:text-properties fo:color="#2a6099" fo:background-color="#eeeeee" loext:char-shading-value="0"/>
    </style:style>
    <style:style style:name="T54" style:family="text">
      <style:text-properties fo:color="#5983b0" style:font-name="Arial" fo:text-shadow="1pt 1pt" fo:background-color="#eeeeee" loext:char-shading-value="0"/>
    </style:style>
    <style:style style:name="T55" style:family="text">
      <style:text-properties fo:color="#5983b0" style:font-name="Arial" fo:text-shadow="1pt 1pt" officeooo:rsid="001b9a46" fo:background-color="#eeeeee" loext:char-shading-value="0"/>
    </style:style>
    <style:style style:name="T56" style:family="text">
      <style:text-properties officeooo:rsid="0045f995"/>
    </style:style>
    <style:style style:name="T57" style:family="text">
      <style:text-properties fo:color="#000000" fo:font-size="10pt" fo:text-shadow="none" fo:font-weight="bold" officeooo:rsid="0055e331" style:font-size-asian="10pt" style:font-weight-asian="bold" style:font-size-complex="10pt" style:font-weight-complex="bold"/>
    </style:style>
    <style:style style:name="T58" style:family="text">
      <style:text-properties fo:color="#000000" style:font-name="Courier New" fo:text-shadow="none"/>
    </style:style>
    <style:style style:name="T59" style:family="text">
      <style:text-properties fo:color="#000000" style:font-name="Courier New" fo:text-shadow="none" officeooo:rsid="005f470c"/>
    </style:style>
    <style:style style:name="T60" style:family="text">
      <style:text-properties fo:color="#000000" style:font-name="Courier New" fo:text-shadow="none" officeooo:rsid="0061bf97"/>
    </style:style>
    <style:style style:name="T61" style:family="text">
      <style:text-properties fo:color="#000000" style:font-name="Courier New" fo:font-style="normal" fo:text-shadow="none" officeooo:rsid="005d912f" style:font-style-asian="normal" style:font-style-complex="normal"/>
    </style:style>
    <style:style style:name="T62" style:family="text">
      <style:text-properties fo:color="#000000" fo:text-shadow="none"/>
    </style:style>
    <style:style style:name="T63" style:family="text">
      <style:text-properties fo:color="#000000" fo:text-shadow="none" officeooo:rsid="0055e331"/>
    </style:style>
    <style:style style:name="T64" style:family="text">
      <style:text-properties fo:color="#000000" fo:text-shadow="none" fo:font-weight="bold" style:font-weight-asian="bold" style:font-weight-complex="bold"/>
    </style:style>
    <style:style style:name="T65" style:family="text">
      <style:text-properties fo:color="#000000" fo:text-shadow="none" fo:font-weight="bold" officeooo:rsid="005d912f" style:font-weight-asian="bold" style:font-weight-complex="bold"/>
    </style:style>
    <style:style style:name="T66" style:family="text">
      <style:text-properties fo:color="#000000" fo:text-shadow="none" fo:font-weight="bold" officeooo:rsid="0063647a" style:font-weight-asian="bold" style:font-weight-complex="bold"/>
    </style:style>
    <style:style style:name="T67" style:family="text">
      <style:text-properties fo:color="#000000" fo:text-shadow="none" fo:font-weight="bold" officeooo:rsid="0065b189" style:font-weight-asian="bold" style:font-weight-complex="bold"/>
    </style:style>
    <style:style style:name="T68" style:family="text">
      <style:text-properties fo:color="#000000" fo:text-shadow="none" officeooo:rsid="005d912f"/>
    </style:style>
    <style:style style:name="T69" style:family="text">
      <style:text-properties fo:color="#000000" fo:text-shadow="none" officeooo:rsid="005f470c"/>
    </style:style>
    <style:style style:name="T70" style:family="text">
      <style:text-properties fo:color="#000000" fo:text-shadow="none" officeooo:rsid="0061bf97"/>
    </style:style>
    <style:style style:name="T71" style:family="text">
      <style:text-properties fo:color="#000000" fo:text-shadow="none" officeooo:rsid="0061fa73"/>
    </style:style>
    <style:style style:name="T72" style:family="text">
      <style:text-properties fo:color="#000000" fo:text-shadow="none" officeooo:rsid="0062e590"/>
    </style:style>
    <style:style style:name="T73" style:family="text">
      <style:text-properties fo:color="#000000" fo:text-shadow="none" officeooo:rsid="0063647a"/>
    </style:style>
    <style:style style:name="T74" style:family="text">
      <style:text-properties fo:color="#000000" fo:text-shadow="none" officeooo:rsid="0065b189"/>
    </style:style>
    <style:style style:name="T75" style:family="text">
      <style:text-properties fo:color="#000000" fo:text-shadow="none" officeooo:rsid="006813f2"/>
    </style:style>
    <style:style style:name="T76" style:family="text">
      <style:text-properties fo:color="#000000" fo:text-shadow="none" officeooo:rsid="006d4e8e"/>
    </style:style>
    <style:style style:name="T77" style:family="text">
      <style:text-properties fo:color="#000000" fo:text-shadow="none" officeooo:rsid="006e1653"/>
    </style:style>
    <style:style style:name="T78" style:family="text">
      <style:text-properties fo:color="#000000" fo:font-style="italic" fo:text-shadow="none" officeooo:rsid="0062e590" style:font-style-asian="italic" style:font-style-complex="italic"/>
    </style:style>
    <style:style style:name="T79" style:family="text">
      <style:text-properties fo:color="#000000" fo:font-style="italic" fo:text-shadow="none" officeooo:rsid="0063647a" style:font-style-asian="italic" style:font-style-complex="italic"/>
    </style:style>
    <style:style style:name="T80" style:family="text">
      <style:text-properties fo:color="#000000" fo:font-style="normal" fo:text-shadow="none" officeooo:rsid="0063647a" style:font-style-asian="normal" style:font-style-complex="normal"/>
    </style:style>
    <style:style style:name="T81" style:family="text">
      <style:text-properties officeooo:rsid="005469e9"/>
    </style:style>
    <style:style style:name="T82" style:family="text">
      <style:text-properties fo:color="#e8a202" fo:font-size="9pt" fo:font-weight="bold" style:font-size-asian="9pt" style:font-weight-asian="bold" style:font-size-complex="9pt" style:font-weight-complex="bold"/>
    </style:style>
    <style:style style:name="T83" style:family="text">
      <style:text-properties fo:color="#81d41a" fo:font-size="9pt" fo:font-weight="bold" style:font-size-asian="9pt" style:font-weight-asian="bold" style:font-size-complex="9pt" style:font-weight-complex="bold"/>
    </style:style>
    <style:style style:name="T84" style:family="text">
      <style:text-properties fo:font-size="9pt" fo:font-style="italic" style:font-size-asian="9pt" style:font-style-asian="italic" style:font-size-complex="9pt" style:font-style-complex="italic"/>
    </style:style>
    <style:style style:name="T85" style:family="text">
      <style:text-properties fo:font-size="10pt" fo:text-shadow="1pt 1pt" style:text-underline-style="solid" style:text-underline-width="auto" style:text-underline-color="font-color" style:font-size-asian="10pt" style:font-size-complex="10pt"/>
    </style:style>
    <style:style style:name="T8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7" style:family="text">
      <style:text-properties fo:font-size="10pt" style:text-underline-style="none" style:font-size-asian="10pt" style:font-size-complex="10pt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size="9pt" fo:background-color="#eeeeee" style:font-size-asian="9pt" style:font-size-complex="9pt"/>
    </style:style>
    <style:style style:name="T91" style:family="text">
      <style:text-properties fo:font-size="9pt" style:text-underline-style="none" style:font-size-asian="9pt" style:font-size-complex="9pt"/>
    </style:style>
    <style:style style:name="T92" style:family="text">
      <style:text-properties fo:font-size="9pt" fo:text-shadow="1pt 1pt" style:text-underline-style="none" style:font-size-asian="9pt" style:font-size-complex="9pt"/>
    </style:style>
    <style:style style:name="T93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e8a202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81d41a" draw:fill-color="#81d41a" draw:textarea-vertical-align="middle" draw:auto-grow-height="false" fo:min-height="0.607cm" fo:min-width="0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8cm" svg:stroke-color="#e8a202" draw:marker-start-width="0.395cm" draw:marker-end-width="0.395cm" draw:opacity="0%" draw:textarea-horizontal-align="justify" draw:textarea-vertical-align="middle" draw:auto-grow-height="false" fo:min-height="0.353cm" fo:min-width="1.41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7.193cm" fo:min-width="5.1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1.538cm" fo:min-width="8.17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ffffff" draw:textarea-vertical-align="middle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266cm" fo:min-width="0.3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515cm" fo:min-width="4.3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00a933" draw:marker-start-width="0.406cm" draw:marker-end-width="0.406cm" draw:opacity="0%" draw:textarea-horizontal-align="justify" draw:textarea-vertical-align="middle" draw:auto-grow-height="false" fo:min-height="0.536cm" fo:min-width="1.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8cm" svg:stroke-color="#bbe33d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8cm" svg:stroke-color="#bbe33d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8cm" svg:stroke-color="#ffbf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8cm" svg:stroke-color="#ffbf00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00a93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8cm" svg:stroke-color="#00a933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748cm" fo:min-width="2.6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8cm" svg:stroke-color="#ffffff" draw:marker-start-width="0.395cm" draw:marker-end-width="0.395cm" draw:opacity="0%" draw:textarea-horizontal-align="justify" draw:textarea-vertical-align="middle" draw:auto-grow-height="false" fo:min-height="1.453cm" fo:min-width="2.61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621cm" fo:min-width="1.6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8cm" svg:stroke-color="#e6e905" draw:marker-start="" draw:marker-start-width="0.395cm" draw:marker-end="Triangle_20_unfilled" draw:marker-end-width="0.395cm" draw:fill="none" draw:textarea-vertical-align="middle" draw:auto-grow-height="false" fo:min-height="0.748cm" fo:min-width="0.13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8cm" svg:stroke-color="#e6e905" draw:marker-start-width="0.395cm" draw:marker-end-width="0.395cm" draw:fill="none" draw:textarea-vertical-align="middle" draw:auto-grow-height="false" fo:min-height="0.453cm" fo:min-width="0.05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solid" draw:fill-color="#eeeeee" fo:min-height="1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Fine_20_Dashed" svg:stroke-width="0.028cm" svg:stroke-color="#000000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28cm" svg:stroke-color="#ffffff" draw:marker-start-width="0.395cm" draw:marker-end-width="0.395cm" draw:opacity="0%" draw:textarea-horizontal-align="justify" draw:textarea-vertical-align="middle" draw:auto-grow-height="false" fo:min-height="2.223cm" fo:min-width="3.302cm" fo:padding-top="0.014cm" fo:padding-bottom="0.014cm" fo:padding-left="0.014cm" fo:padding-right="0.0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1.129cm" fo:min-width="2.73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18cm" svg:stroke-color="#ff8000" draw:marker-start-width="0.379cm" draw:marker-end-width="0.379cm" draw:opacity="0%" draw:textarea-horizontal-align="justify" draw:textarea-vertical-align="middle" draw:auto-grow-height="false" fo:min-height="0.3cm" fo:min-width="1.78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18cm" svg:stroke-color="#ff8000" draw:marker-start-width="0.379cm" draw:marker-end-width="0.379cm" draw:opacity="0%" draw:textarea-horizontal-align="justify" draw:textarea-vertical-align="middle" draw:auto-grow-height="false" fo:min-height="0.28cm" fo:min-width="1.78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28cm" svg:stroke-color="#ff8000" draw:marker-start-width="0.395cm" draw:marker-end-width="0.395cm" draw:opacity="0%" draw:textarea-horizontal-align="justify" draw:textarea-vertical-align="middle" draw:auto-grow-height="false" fo:min-height="0.303cm" fo:min-width="5.62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-width="0.395cm" draw:marker-end-width="0.395cm" draw:opacity="0%" draw:textarea-horizontal-align="justify" draw:textarea-vertical-align="middle" draw:auto-grow-height="false" fo:min-height="0.305cm" fo:min-width="5.62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elier O’News – chapitre 2</text:p>
      <text:p text:style-name="P1"/>
      <text:p text:style-name="P1">Support vierge <text:s text:c="5"/>: <text:a xlink:type="simple" xlink:href="https://github.com/MartyRizey/S02-E04_Atelier-oNews_chapitre-2/tree/master" text:style-name="Internet_20_link" text:visited-style-name="Visited_20_Internet_20_Link"><text:span text:style-name="T1">https://github.com/MartyRizey/S02-E04_Atelier-oNews_chapitre-2/tree/master</text:span></text:a></text:p>
      <text:p text:style-name="P2">Support <text:span text:style-name="T11">localhost</text:span> : <text:span text:style-name="T12">/var/www/html/Lunar_3-9-18/Revisions/Atelier-O_news/S02-E04_Atelier-oNews_chapitre-2/</text:span></text:p>
      <text:p text:style-name="P2"><text:span text:style-name="T12"><text:tab/></text:span><text:span text:style-name="T13">└&gt; git branch </text:span><text:span text:style-name="T14">working_directory</text:span></text:p>
      <text:p text:style-name="P1">Support Video : </text:p>
      <text:p text:style-name="P1"><text:tab/>└&gt; <text:span text:style-name="T1">/media/sf_win_Linux_Partage/A_utiliser_dans_LInux/Lunar/Video_Cours/Saison-2-PHP_bases/S02E05-Formulaires</text:span></text:p>
      <text:p text:style-name="P1"><text:tab/>└&gt; <text:span text:style-name="T1">Fichier : RED - 1 – Correction.mp4</text:span></text:p>
      <text:p text:style-name="P7"/>
      <text:p text:style-name="P31"/>
      <text:p text:style-name="P3"><text:span text:style-name="T1">Debut video </text:span><text:span text:style-name="T2">correction </text:span><text:span text:style-name="T1">07:</text:span><text:span text:style-name="T3">28</text:span></text:p>
      <text:p text:style-name="P8"/>
      <text:p text:style-name="P4"><text:span text:style-name="T3">L’</text:span><text:span text:style-name="T1">intégration de la page est faites <text:s/>dans le fichier </text:span><text:span text:style-name="T8">index.html</text:span><text:span text:style-name="T1">, on nous explique qu’il faudrait mettre en place un</text:span><text:span text:style-name="T4">e</text:span><text:span text:style-name="T1"> page d’article, </text:span><text:span text:style-name="T5">telle que définie dans la maquette.</text:span></text:p>
      <text:p text:style-name="P9"/>
      <text:p text:style-name="P19"><text:span text:style-name="T55">D</text:span><text:span text:style-name="T54">écoupage des fichiers</text:span><text:span text:style-name="T53"> →</text:span><text:span text:style-name="T15"> <text:tab/><text:tab/><text:tab/><text:tab/><text:tab/><text:tab/><text:tab/><text:tab/><text:tab/><text:tab/> <text:s text:c="8"/></text:span><text:span text:style-name="T16">00:12:10</text:span></text:p>
      <text:p text:style-name="P19"><text:span text:style-name="T51">Etape 1</text:span><text:span text:style-name="T35"> - </text:span><text:span text:style-name="T36">Ajout d’un fichier </text:span><text:span text:style-name="T23">article.html</text:span><text:span text:style-name="T36"> dans le dossier « html » du projet.<text:tab/></text:span></text:p>
      <text:p text:style-name="P32">Puisque l’on doit mettre en place une page article, faisons le maintenant. </text:p>
      <text:p text:style-name="P18"><draw:frame draw:style-name="fr1" draw:name="Image1" text:anchor-type="paragraph" svg:x="0.566cm" svg:y="0.118cm" svg:width="4.399cm" svg:height="5.293cm" draw:z-index="0"><draw:image xlink:href="Pictures/10000000000000EC0000011C52B9A32CC50489D9.png" xlink:type="simple" xlink:show="embed" xlink:actuate="onLoad" loext:mime-type="image/png"/></draw:frame><draw:frame draw:style-name="fr2" draw:name="Image2" text:anchor-type="paragraph" svg:x="7.532cm" svg:y="0.129cm" svg:width="4.408cm" svg:height="5.218cm" draw:z-index="1"><draw:image xlink:href="Pictures/10000000000000C4000000E8BA3F2DA58215C9B8.png" xlink:type="simple" xlink:show="embed" xlink:actuate="onLoad" loext:mime-type="image/png"/></draw:frame><draw:frame text:anchor-type="paragraph" draw:z-index="3" draw:name="Forme2" draw:style-name="gr2" draw:text-style-name="P47" svg:width="5.927cm" svg:height="5.238cm" svg:x="12.386cm" svg:y="0.164cm"><draw:text-box><text:p text:style-name="P44"><text:span text:style-name="T1">Créer un fichier </text:span><text:span text:style-name="T82">article.html</text:span><text:span text:style-name="T1"> dans le dossier « html ».</text:span></text:p><text:p text:style-name="P45"><text:span text:style-name="T1">Copier le code de </text:span><text:span text:style-name="T83">index.html</text:span><text:span text:style-name="T1"> et coller le dans </text:span><text:span text:style-name="T83">article.html</text:span><text:span text:style-name="T1">. Nous allons garder dans le fichier </text:span><text:span text:style-name="T84">article.html</text:span><text:span text:style-name="T1"> que les parties qui ne changeront pas par rapport à la maquette de la page article.png .</text:span></text:p><text:p text:style-name="P46"><text:span text:style-name="T1"/></text:p><text:p text:style-name="P46"><text:span text:style-name="T1"/></text:p></draw:text-box></draw:frame><text:tab/></text:p>
      <text:p text:style-name="P6"/>
      <text:p text:style-name="P13"><draw:custom-shape text:anchor-type="paragraph" draw:z-index="4" draw:name="Forme3" draw:style-name="gr3" draw:text-style-name="P48" svg:width="0.622cm" svg:height="0.6cm" draw:transform="rotate (-1.17617738291898) translate (10.048875cm 0.347486111111111cm)"><text:p/><draw:enhanced-geometry svg:viewBox="0 0 21600 21600" draw:mirror-vertical="true" draw:text-areas="0 0 21600 21600" draw:type="circular-arrow" draw:modifiers="180 22.4078062219742 6651.8272300729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tab/></text:p>
      <text:p text:style-name="P10"><draw:line text:anchor-type="paragraph" draw:z-index="2" draw:name="Forme1" draw:style-name="gr1" draw:text-style-name="P43" svg:x1="4.794cm" svg:y1="0.792cm" svg:x2="7.532cm" svg:y2="0.242cm"><text:p/></draw:line></text:p>
      <text:p text:style-name="P10"/>
      <text:p text:style-name="P10"/>
      <text:p text:style-name="P10"/>
      <text:p text:style-name="P10"><draw:custom-shape text:anchor-type="paragraph" draw:z-index="7" draw:name="Forme4" draw:style-name="gr4" draw:text-style-name="P49" svg:width="1.44cm" svg:height="0.382cm" svg:x="13.416cm" svg:y="0.122cm"><text:p/><draw:enhanced-geometry svg:viewBox="0 0 21600 21600" draw:type="rectangle" draw:enhanced-path="M 0 0 L 21600 0 21600 21600 0 21600 0 0 Z N"/></draw:custom-shape></text:p>
      <text:p text:style-name="P10"><draw:line text:anchor-type="paragraph" draw:z-index="6" draw:name="Forme1" draw:style-name="gr1" draw:text-style-name="P43" svg:x1="14.066cm" svg:y1="0.138cm" svg:x2="13.092cm" svg:y2="3.479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20"><draw:frame draw:style-name="fr3" draw:name="Image3" text:anchor-type="paragraph" svg:x="7.975cm" svg:y="0.923cm" svg:width="10.442cm" svg:height="7.828cm" draw:z-index="5"><draw:image xlink:href="Pictures/100000000000034700000275D2B1B57BA6F4B9ED.png" xlink:type="simple" xlink:show="embed" xlink:actuate="onLoad" loext:mime-type="image/png"/></draw:frame><text:span text:style-name="T43">#</text:span><text:span text:style-name="T30"> </text:span><text:span text:style-name="T33">Modification</text:span><text:span text:style-name="T32"> </text:span><text:span text:style-name="T33">d</text:span><text:span text:style-name="T32">u fichier </text:span><text:span text:style-name="T23">article.html</text:span><text:span text:style-name="T32"> dans le dossier « html » du projet.</text:span></text:p>
      <text:p text:style-name="P28"/>
      <text:p text:style-name="P29"><draw:custom-shape text:anchor-type="paragraph" draw:z-index="8" draw:name="Forme5" draw:style-name="gr5" draw:text-style-name="P49" svg:width="5.171cm" svg:height="7.194cm" svg:x="13.245cm" svg:y="0.413cm"><text:p/><draw:enhanced-geometry svg:viewBox="0 0 21600 21600" draw:type="rectangle" draw:enhanced-path="M 0 0 L 21600 0 21600 21600 0 21600 0 0 Z N"/></draw:custom-shape>C’est à dire que nous gardons toute la partie gauche et le titre de la partie droite. </text:p>
      <text:p text:style-name="P26"><text:span text:style-name="T24">D</text:span>onc garder la partie <text:span text:style-name="T22">&lt;!DOCTYPE&gt;</text:span><text:span text:style-name="T34"> et </text:span><text:span text:style-name="T22">&lt;head&gt;</text:span><text:span text:style-name="T34">, ainsi que la partie </text:span><text:span text:style-name="T21">&lt;header&gt;</text:span><text:span text:style-name="T20"> et le titre &lt;h2&gt; avec la balise </text:span><text:span text:style-name="T21">&lt;main&gt;</text:span><text:span text:style-name="T25"> et biensur notre </text:span><text:span text:style-name="T21">&lt;div class= « wrapper »&gt;</text:span><text:span text:style-name="T25"> </text:span><text:span text:style-name="T24">du &lt;body&gt;</text:span></text:p>
      <text:p text:style-name="P28"/>
      <text:p text:style-name="P27"><text:span text:style-name="T24">La partie qui va changer et donc la partie droite encadrée en vert, <text:s/>à la place des articles nous n’aurons qu’1 seul article. </text:span><text:span text:style-name="T28">L</text:span><text:span text:style-name="T26">e </text:span><text:span text:style-name="T27">contenu du </text:span><text:span text:style-name="T26">titre &lt;h2&gt; de la partie droite, </text:span><text:span text:style-name="T28">change aussi.</text:span></text:p>
      <text:p text:style-name="P30"><draw:frame text:anchor-type="paragraph" draw:z-index="9" draw:name="Forme6" draw:style-name="gr6" draw:text-style-name="P52" svg:width="7.536cm" svg:height="1.625cm" svg:x="-0.004cm" svg:y="0.286cm"><draw:text-box><text:p text:style-name="P50"><text:span text:style-name="T85">Video 18:13</text:span><text:span text:style-name="T86"> - </text:span><text:span text:style-name="T85">Convention de nommage des classes</text:span></text:p><text:p text:style-name="P51"><text:span text:style-name="T87">snake_case</text:span></text:p><text:p text:style-name="P51"><text:span text:style-name="T88">BEM</text:span></text:p><text:p text:style-name="P51"><text:span text:style-name="T88">SMACSS</text:span></text:p></draw:text-box></draw:frame></text:p>
      <text:p text:style-name="P30"/>
      <text:p text:style-name="P30"/>
      <text:p text:style-name="P28"/>
      <text:p text:style-name="P14"/>
      <text:p text:style-name="P15"/>
      <text:p text:style-name="P12"><draw:frame draw:style-name="fr4" draw:name="Image4" text:anchor-type="paragraph" svg:x="0.044cm" svg:y="0.522cm" svg:width="8.886cm" svg:height="4.59cm" draw:z-index="10"><draw:image xlink:href="Pictures/10000000000002200000011952BFD6AE882B0DCB.png" xlink:type="simple" xlink:show="embed" xlink:actuate="onLoad" loext:mime-type="image/png"/></draw:frame><text:span text:style-name="T25">On récupére donc seulement se qui correspond à un post ou un article du fichier index.html et on le colle entre nos balises </text:span><text:span text:style-name="T21">&lt;article&gt;&lt;/article&gt;</text:span><text:span text:style-name="T25">. </text:span><text:span text:style-name="T29">Dans </text:span><text:span text:style-name="T31">article.html</text:span><text:span text:style-name="T29">.</text:span></text:p>
      <text:p text:style-name="P17"/>
      <text:p text:style-name="P17"><draw:custom-shape text:anchor-type="paragraph" draw:z-index="11" draw:name="Forme5" draw:style-name="gr7" draw:text-style-name="P49" svg:width="8.201cm" svg:height="1.567cm" svg:x="0.519cm" svg:y="0.009cm"><text:p/><draw:enhanced-geometry svg:viewBox="0 0 21600 21600" draw:type="rectangle" draw:enhanced-path="M 0 0 L 21600 0 21600 21600 0 21600 0 0 Z N"/></draw:custom-shape></text:p>
      <text:p text:style-name="P16"><text:span text:style-name="T50">Attention</text:span> modifier le CSS pour que l’article prenne les 100 % de la partie droite.</text:p>
      <text:p text:style-name="P17"/>
      <text:p text:style-name="P17"/>
      <text:p text:style-name="P17"/>
      <text:p text:style-name="P11"><text:soft-page-break/></text:p>
      <text:p text:style-name="P11"><draw:frame draw:style-name="fr5" draw:name="Image5" text:anchor-type="paragraph" svg:width="18.461cm" svg:height="6.463cm" draw:z-index="12"><draw:image xlink:href="Pictures/100000000000050B000001C456E2F5780C0D8FB3.png" xlink:type="simple" xlink:show="embed" xlink:actuate="onLoad" loext:mime-type="image/png"/></draw:frame><draw:frame text:anchor-type="paragraph" draw:z-index="13" draw:name="Forme6" draw:style-name="gr8" draw:text-style-name="P54" svg:width="9.173cm" svg:height="1.059cm" svg:x="8.237cm" svg:y="0.296cm"><draw:text-box><text:p text:style-name="P53"><text:span text:style-name="T89">Créer ensuite des balises &lt;p&gt; pour ajouter du contenu à l’article et une balise &lt;a&gt; pour ajouter un lien vers l’index.php</text:span></text:p></draw:text-box></draw:frame><draw:custom-shape text:anchor-type="paragraph" draw:z-index="14" draw:name="Forme7" draw:style-name="gr9" draw:text-style-name="P55" svg:width="0.551cm" svg:height="0.426cm" svg:x="0.18cm" svg:y="2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7" draw:style-name="gr9" draw:text-style-name="P55" svg:width="0.551cm" svg:height="0.426cm" svg:x="0.123cm" svg:y="4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7" draw:style-name="gr9" draw:text-style-name="P55" svg:width="0.551cm" svg:height="0.426cm" svg:x="0.123cm" svg:y="3.9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7" draw:style-name="gr10" draw:text-style-name="P55" svg:width="6.266cm" svg:height="0.777cm" svg:x="0.081cm" svg:y="5.4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Forme8" draw:style-name="gr17" draw:text-style-name="P43" svg:x1="18.182cm" svg:y1="10.192cm" svg:x2="18.182cm" svg:y2="6.608cm"><text:p/></draw:line></text:p>
      <text:p text:style-name="P11"/>
      <text:p text:style-name="P33"><draw:frame draw:style-name="fr6" draw:name="Image7" text:anchor-type="paragraph" svg:x="13.309cm" svg:y="0.113cm" svg:width="5.101cm" svg:height="3.438cm" draw:z-index="19"><draw:image xlink:href="Pictures/1000000000000148000000DD9BAF3541D513B755.png" xlink:type="simple" xlink:show="embed" xlink:actuate="onLoad" loext:mime-type="image/png"/></draw:frame><draw:custom-shape text:anchor-type="paragraph" draw:z-index="20" draw:name="Forme7" draw:style-name="gr11" draw:text-style-name="P55" svg:width="2.453cm" svg:height="0.805cm" svg:x="13.374cm" svg:y="2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8" draw:style-name="gr12" draw:text-style-name="P43" svg:x1="13.374cm" svg:y1="2.985cm" svg:x2="3.323cm" svg:y2="2.985cm"><text:p/></draw:line><draw:line text:anchor-type="paragraph" draw:z-index="23" draw:name="Forme8" draw:style-name="gr14" draw:text-style-name="P43" svg:x1="13.116cm" svg:y1="0.275cm" svg:x2="2.533cm" svg:y2="0.233cm"><text:p/></draw:line><draw:line text:anchor-type="paragraph" draw:z-index="24" draw:name="Forme8" draw:style-name="gr15" draw:text-style-name="P43" svg:x1="2.533cm" svg:y1="0.233cm" svg:x2="2.533cm" svg:y2="0.6cm"><text:p/></draw:line></text:p>
      <text:p text:style-name="P33"><draw:frame draw:style-name="fr7" draw:name="Image6" text:anchor-type="paragraph" svg:x="0.803cm" svg:y="0.852cm" svg:width="10.492cm" svg:height="0.43cm" draw:z-index="18"><draw:image xlink:href="Pictures/10000000000001CF00000013FB57E19B07BC9B87.png" xlink:type="simple" xlink:show="embed" xlink:actuate="onLoad" loext:mime-type="image/png"/></draw:frame><draw:line text:anchor-type="paragraph" draw:z-index="22" draw:name="Forme8" draw:style-name="gr13" draw:text-style-name="P43" svg:x1="3.323cm" svg:y1="1.588cm" svg:x2="3.323cm" svg:y2="2.519cm"><text:p/></draw:line><draw:line text:anchor-type="paragraph" draw:z-index="25" draw:name="Forme8" draw:style-name="gr16" draw:text-style-name="P43" svg:x1="18.183cm" svg:y1="2.533cm" svg:x2="15.826cm" svg:y2="2.533cm"><text:p/></draw:line>Dans le <text:span text:style-name="T45">fichier </text:span><text:span text:style-name="T47"><text:s/></text:span><text:span text:style-name="T49">index</text:span><text:span text:style-name="T48">.html </text:span><text:s/>pensez à ajouter un lien <text:span text:style-name="T45">à chaque article </text:span>vers la page <text:span text:style-name="T46">article.html</text:span>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line text:anchor-type="paragraph" draw:z-index="37" draw:name="Forme13" draw:style-name="gr26" draw:text-style-name="P43" svg:x1="4.297cm" svg:y1="0.362cm" svg:x2="14.161cm" svg:y2="0.362cm"><text:p/></draw:line></text:p>
      <text:p text:style-name="P34"/>
      <text:p text:style-name="P21"><text:span text:style-name="T51">Etape </text:span><text:span text:style-name="T52">2</text:span><text:span text:style-name="T37"> <text:s/>–</text:span><text:span text:style-name="T39"> Factoriser – </text:span><text:span text:style-name="T40">Optimiser – </text:span><text:span text:style-name="T41">Architecture </text:span><text:span text:style-name="T37"><text:tab/><text:tab/><text:tab/><text:tab/><text:tab/><text:tab/> <text:s text:c="36"/></text:span><text:span text:style-name="T38"><text:s/></text:span><text:span text:style-name="T10"><text:s/></text:span><text:span text:style-name="T17">00:</text:span><text:span text:style-name="T18">35:</text:span><text:span text:style-name="T19">45</text:span></text:p>
      <text:p text:style-name="P24"><text:span text:style-name="T44"># </text:span><text:span text:style-name="T56">D</text:span>éplacer les fichiers … <text:span text:style-name="T81">puis Renommer les.</text:span></text:p>
      <text:p text:style-name="P22"><text:span text:style-name="T6">Le code HTML est majoritairement dupliqué entre ces 2 fichiers HTML, </text:span><text:span text:style-name="T9">Index.html</text:span><text:span text:style-name="T6"> et </text:span><text:span text:style-name="T9">article.html</text:span><text:span text:style-name="T6">, factoriser ce code HTML, c’est à dire éviter les répétitions </text:span><text:span text:style-name="T7">dans les fichiers</text:span><text:span text:style-name="T6">.</text:span></text:p>
      <text:p text:style-name="P36"><draw:frame draw:style-name="fr2" draw:name="Image8" text:anchor-type="paragraph" svg:x="0.005cm" svg:y="0.254cm" svg:width="3.72cm" svg:height="5.495cm" draw:z-index="27"><draw:image xlink:href="Pictures/10000000000000C10000011D68DB943E2CFD9D91.png" xlink:type="simple" xlink:show="embed" xlink:actuate="onLoad" loext:mime-type="image/png"/></draw:frame><draw:custom-shape text:anchor-type="paragraph" draw:z-index="28" draw:name="Forme9" draw:style-name="gr18" draw:text-style-name="P49" svg:width="2.64cm" svg:height="0.749cm" svg:x="0.191cm" svg:y="1.316cm"><text:p/><draw:enhanced-geometry svg:viewBox="0 0 21600 21600" draw:type="rectangle" draw:enhanced-path="M 0 0 L 21600 0 21600 21600 0 21600 0 0 Z N"/></draw:custom-shape><draw:custom-shape text:anchor-type="paragraph" draw:z-index="29" draw:name="Forme9" draw:style-name="gr19" draw:text-style-name="P49" svg:width="2.64cm" svg:height="1.482cm" svg:x="0.134cm" svg:y="2.388cm"><text:p/><draw:enhanced-geometry svg:viewBox="0 0 21600 21600" draw:type="rectangle" draw:enhanced-path="M 0 0 L 21600 0 21600 21600 0 21600 0 0 Z N"/></draw:custom-shape><draw:custom-shape text:anchor-type="paragraph" draw:z-index="30" draw:name="Forme9" draw:style-name="gr20" draw:text-style-name="P49" svg:width="1.694cm" svg:height="0.65cm" svg:x="0.233cm" svg:y="3.122cm"><text:p/><draw:enhanced-geometry svg:viewBox="0 0 21600 21600" draw:type="rectangle" draw:enhanced-path="M 0 0 L 21600 0 21600 21600 0 21600 0 0 Z N"/></draw:custom-shape><draw:custom-shape text:anchor-type="paragraph" draw:z-index="31" draw:name="Forme10" draw:style-name="gr21" draw:text-style-name="P56" svg:width="0.227cm" svg:height="0.847cm" svg:x="2.321cm" svg:y="1.711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2" draw:name="Forme11" draw:style-name="gr22" draw:text-style-name="P56" svg:width="0.241cm" svg:height="0.507cm" svg:x="1.94cm" svg:y="1.45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36"/>
      <text:p text:style-name="P36"><draw:frame text:anchor-type="paragraph" draw:z-index="33" draw:name="Forme12" draw:style-name="gr23" draw:text-style-name="P57" svg:width="14.422cm" svg:height="0.578cm" svg:x="3.859cm" svg:y="0.175cm"><draw:text-box><text:p text:style-name="P51"><text:span text:style-name="T1">Dans un premier temps copier-coller les fichier </text:span><text:span text:style-name="T8">index.html</text:span><text:span text:style-name="T1"> et </text:span><text:span text:style-name="T8">article.html</text:span><text:span text:style-name="T1"> dans le dossier « </text:span><text:span text:style-name="T90"> php </text:span><text:span text:style-name="T1"> » du projet.</text:span></text:p></draw:text-box></draw:frame><draw:frame text:anchor-type="paragraph" draw:z-index="34" draw:name="Forme12" draw:style-name="gr23" draw:text-style-name="P57" svg:width="14.422cm" svg:height="0.578cm" svg:x="3.902cm" svg:y="2.009cm"><draw:text-box><text:p text:style-name="P51"><text:span text:style-name="T1">Dans un second temps renommer les fichier </text:span><text:span text:style-name="T8">index.html</text:span><text:span text:style-name="T1"> et </text:span><text:span text:style-name="T8">article.html</text:span><text:span text:style-name="T1"> en </text:span><text:span text:style-name="T8">index.</text:span><text:span text:style-name="T83">php</text:span><text:span text:style-name="T1"> et </text:span><text:span text:style-name="T8">article.</text:span><text:span text:style-name="T83">php</text:span><text:span text:style-name="T1"> .</text:span></text:p></draw:text-box></draw:frame><draw:frame text:anchor-type="paragraph" draw:z-index="35" draw:name="Forme12" draw:style-name="gr24" draw:text-style-name="P47" svg:width="14.422cm" svg:height="0.888cm" svg:x="3.888cm" svg:y="3.702cm"><draw:text-box><text:p text:style-name="P46"><text:span text:style-name="T1">Vérifier dans une page web que le contenu s’affiche bien en tapant les URL de chaque fichier dans la barre d’adresse du navigateur.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><text:span text:style-name="T42"># </text:span><text:span text:style-name="T57">Analyser le code HTML pour savoir quels contenus factoriser.</text:span></text:p>
      <text:p text:style-name="P41"><draw:frame text:anchor-type="paragraph" draw:z-index="36" draw:name="Forme6" draw:style-name="gr25" draw:text-style-name="P59" svg:width="18.215cm" svg:height="1.782cm" svg:x="-0.004cm" svg:y="0.286cm"><draw:text-box><text:p text:style-name="P58"><text:span text:style-name="T91">Le fichier "</text:span><text:span text:style-name="T92">.keep</text:span><text:span text:style-name="T91">" dans un dossier, permet de faire apparaître un dossier vide quand on versionne le projet avec </text:span><text:span text:style-name="T93">git</text:span><text:span text:style-name="T91">.</text:span></text:p><text:p text:style-name="P58"><text:span text:style-name="T91">On peut le nommer aussi "</text:span><text:span text:style-name="T92">.git</text:span><text:span text:style-name="T91">" ou "</text:span><text:span text:style-name="T92">.gitkeep</text:span><text:span text:style-name="T91">" par convention.</text:span></text:p><text:p text:style-name="P58"><text:span text:style-name="T91">Il ne se voit pas dans l'arboresccence avec caja (l'explorer de Linux) ou avec le terminal car c'est un fichier caché.</text:span></text:p><text:p text:style-name="P58"><text:span text:style-name="T91">Si vous oublier de mettre ce "</text:span><text:span text:style-name="T92">.keep</text:span><text:span text:style-name="T91">" le dossier n'apparaîtrera pas en versionnant avec </text:span><text:span text:style-name="T93">git</text:span><text:span text:style-name="T91">.</text:span></text:p></draw:text-box></draw:frame></text:p>
      <text:p text:style-name="P41"/>
      <text:p text:style-name="P41"/>
      <text:p text:style-name="P41"/>
      <text:p text:style-name="P25"><text:span text:style-name="T63">C</text:span><text:span text:style-name="T62">réer dans le dossier </text:span><text:span text:style-name="T64">php</text:span><text:span text:style-name="T62"> et dans le dossier </text:span><text:span text:style-name="T64">inc</text:span><text:span text:style-name="T62">, un fichier </text:span><text:span text:style-name="T64">header.php </text:span><text:span text:style-name="T68">et</text:span><text:span text:style-name="T65"> footer.php</text:span></text:p>
      <text:p text:style-name="P25"><text:span text:style-name="T63"><text:tab/>- O</text:span><text:span text:style-name="T62">n </text:span><text:span text:style-name="T72">copie-</text:span><text:span text:style-name="T62">colle dans </text:span><text:span text:style-name="T69">l</text:span><text:span text:style-name="T62">e fichier </text:span><text:span text:style-name="T61">header.php</text:span><text:span text:style-name="T68"> </text:span><text:span text:style-name="T62">la partie commune à tous les fichiers qui utiliseront le </text:span><text:span text:style-name="T64">doctyp</text:span><text:span text:style-name="T62">e, le </text:span><text:span text:style-name="T64">header</text:span><text:span text:style-name="T62"> et la balise <text:tab/> <text:s/>d’ouverture </text:span><text:span text:style-name="T58">&lt;main&gt;</text:span><text:span text:style-name="T62">. </text:span><text:span text:style-name="T72">Puis on la supprime des des fichiers </text:span><text:span text:style-name="T78">index.php</text:span><text:span text:style-name="T72"> et </text:span><text:span text:style-name="T78">article.php</text:span><text:span text:style-name="T72">.</text:span></text:p>
      <text:p text:style-name="P37"><text:span text:style-name="T62"><text:tab/>- </text:span><text:span text:style-name="T69">On </text:span><text:span text:style-name="T72">copie-</text:span><text:span text:style-name="T69">colle dans le fichier </text:span><text:span text:style-name="T59">footer.php</text:span><text:span text:style-name="T69"> la partie </text:span><text:span text:style-name="T62">commune à tous les fichiers qui utiliseront </text:span><text:span text:style-name="T70">les balises fermantes &lt;</text:span><text:span text:style-name="T60">/main&gt;</text:span><text:span text:style-name="T70">, <text:tab/>&lt;</text:span><text:span text:style-name="T60">/div&gt;,</text:span><text:span text:style-name="T70"> </text:span><text:span text:style-name="T60">&lt;/body&gt;</text:span><text:span text:style-name="T70"> et </text:span><text:span text:style-name="T60">&lt;/html&gt;</text:span><text:span text:style-name="T70">. </text:span><text:span text:style-name="T72">Puis on la supprime des des fichiers </text:span><text:span text:style-name="T78">index.php</text:span><text:span text:style-name="T72"> et </text:span><text:span text:style-name="T78">article.php</text:span><text:span text:style-name="T72">.</text:span></text:p>
      <text:p text:style-name="P37"><draw:frame draw:style-name="fr2" draw:name="Image9" text:anchor-type="paragraph" svg:x="0.09cm" svg:y="0.071cm" svg:width="4.17cm" svg:height="6.096cm" draw:z-index="38"><draw:image xlink:href="Pictures/10000000000000C5000001203522073F84B42417.png" xlink:type="simple" xlink:show="embed" xlink:actuate="onLoad" loext:mime-type="image/png"/></draw:frame><text:soft-page-break/><text:span text:style-name="T73">Maintenant il faut reconstituer les </text:span><text:span text:style-name="T80">fichiers</text:span><text:span text:style-name="T79"> index.php</text:span><text:span text:style-name="T73"> et </text:span><text:span text:style-name="T79">article.php</text:span><text:span text:style-name="T73">, avec le contenu des fichiers </text:span><text:span text:style-name="T66">header.php</text:span><text:span text:style-name="T73"> et </text:span><text:span text:style-name="T66">footer.php</text:span></text:p>
      <text:p text:style-name="P39"><text:span text:style-name="T72">U</text:span><text:span text:style-name="T62">tiliser la fonction </text:span><text:span text:style-name="T64">include</text:span><text:span text:style-name="T62"> ou </text:span><text:span text:style-name="T64">require</text:span><text:span text:style-name="T62"> de php pour inclure le header et le footer dans les fichiers concernés.</text:span></text:p>
      <text:p text:style-name="P37"><text:span text:style-name="T72"/></text:p>
      <text:p text:style-name="P40"><draw:custom-shape text:anchor-type="paragraph" draw:z-index="39" draw:name="Forme9" draw:style-name="gr27" draw:text-style-name="P49" svg:width="3.331cm" svg:height="2.251cm" svg:x="0.25cm" svg:y="-0.019cm"><text:p/><draw:enhanced-geometry svg:viewBox="0 0 21600 21600" draw:type="rectangle" draw:enhanced-path="M 0 0 L 21600 0 21600 21600 0 21600 0 0 Z N"/></draw:custom-shape><draw:custom-shape text:anchor-type="paragraph" draw:z-index="40" draw:name="Forme9" draw:style-name="gr28" draw:text-style-name="P49" svg:width="2.767cm" svg:height="1.158cm" svg:x="0.515cm" svg:y="0.353cm"><text:p/><draw:enhanced-geometry svg:viewBox="0 0 21600 21600" draw:type="rectangle" draw:enhanced-path="M 0 0 L 21600 0 21600 21600 0 21600 0 0 Z N"/></draw:custom-shape><draw:custom-shape text:anchor-type="paragraph" draw:z-index="44" draw:name="Forme9" draw:style-name="gr27" draw:text-style-name="P49" svg:width="3.331cm" svg:height="2.251cm" svg:x="0.25cm" svg:y="-0.019cm"><text:p/><draw:enhanced-geometry svg:viewBox="0 0 21600 21600" draw:type="rectangle" draw:enhanced-path="M 0 0 L 21600 0 21600 21600 0 21600 0 0 Z N"/></draw:custom-shape><text:span text:style-name="T72">P</text:span><text:span text:style-name="T62">our rappel </text:span><text:a xlink:type="simple" xlink:href="http://php.net/manual/fr/function.require.php" text:style-name="Internet_20_link" text:visited-style-name="Visited_20_Internet_20_Link">http://php.net/manual/fr/function.require.php</text:a></text:p>
      <text:p text:style-name="P38"><draw:custom-shape text:anchor-type="paragraph" draw:z-index="41" draw:name="Forme9" draw:style-name="gr29" draw:text-style-name="P49" svg:width="1.807cm" svg:height="0.318cm" svg:x="0.684cm" svg:y="0.2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Forme9" draw:style-name="gr30" draw:text-style-name="P49" svg:width="1.807cm" svg:height="0.299cm" svg:x="0.684cm" svg:y="-0.155cm"><text:p/><draw:enhanced-geometry svg:viewBox="0 0 21600 21600" draw:type="rectangle" draw:enhanced-path="M 0 0 L 21600 0 21600 21600 0 21600 0 0 Z N"/></draw:custom-shape><draw:line text:anchor-type="paragraph" draw:z-index="47" draw:name="Forme14" draw:style-name="gr33" draw:text-style-name="P43" svg:x1="2.57cm" svg:y1="-0.065cm" svg:x2="5.653cm" svg:y2="3.473cm"><text:p/></draw:line><text:span text:style-name="T62"><text:tab/></text:span><text:span text:style-name="T74">└&gt; le fichier </text:span><text:span text:style-name="T67">article.php</text:span><text:span text:style-name="T74"> est au même niveau que le dossier inc. Donc le chemin ou le path sera :</text:span></text:p>
      <text:p text:style-name="P38"><draw:frame draw:style-name="fr8" draw:name="Image12" text:anchor-type="paragraph" svg:x="5.526cm" svg:y="0.191cm" svg:width="9.246cm" svg:height="3.295cm" draw:z-index="43"><draw:image xlink:href="Pictures/10000000000001DD000000AAAE482056480014DD.png" xlink:type="simple" xlink:show="embed" xlink:actuate="onLoad" loext:mime-type="image/png"/></draw:frame><draw:line text:anchor-type="paragraph" draw:z-index="48" draw:name="Forme14" draw:style-name="gr33" draw:text-style-name="P43" svg:x1="2.57cm" svg:y1="-0.115cm" svg:x2="5.623cm" svg:y2="0.626cm"><text:p/></draw:line><text:span text:style-name="T71"><text:tab/><text:tab/></text:span></text:p>
      <text:p text:style-name="P38"><draw:custom-shape text:anchor-type="paragraph" draw:z-index="46" draw:name="Forme9" draw:style-name="gr32" draw:text-style-name="P49" svg:width="5.654cm" svg:height="0.334cm" svg:x="5.731cm" svg:y="2.374cm"><text:p/><draw:enhanced-geometry svg:viewBox="0 0 21600 21600" draw:type="rectangle" draw:enhanced-path="M 0 0 L 21600 0 21600 21600 0 21600 0 0 Z N"/></draw:custom-shape><draw:custom-shape text:anchor-type="paragraph" draw:z-index="45" draw:name="Forme9" draw:style-name="gr31" draw:text-style-name="P49" svg:width="5.654cm" svg:height="0.332cm" svg:x="5.731cm" svg:y="-0.074cm"><text:p/><draw:enhanced-geometry svg:viewBox="0 0 21600 21600" draw:type="rectangle" draw:enhanced-path="M 0 0 L 21600 0 21600 21600 0 21600 0 0 Z N"/></draw:custom-shape><text:span text:style-name="T71"><text:tab/></text:span><text:span text:style-name="T75">C’est comme si on avait laisser le code à sa place sauf que maintenant plus besoin de le répéter, si on doit l’utliser dans plusieurs autre page qui utilise le header et le footer.</text:span><text:span text:style-name="T71"><text:tab/></text:span></text:p>
      <text:p text:style-name="P38"><text:span text:style-name="T71"/></text:p>
      <text:p text:style-name="P38"><text:span text:style-name="T71"/></text:p>
      <text:p text:style-name="P42"><draw:line text:anchor-type="paragraph" draw:z-index="49" draw:name="Forme13" draw:style-name="gr26" draw:text-style-name="P43" svg:x1="4.297cm" svg:y1="0.362cm" svg:x2="14.161cm" svg:y2="0.362cm"><text:p/></draw:line></text:p>
      <text:p text:style-name="P35"><text:span text:style-name="T71"/></text:p>
      <text:p text:style-name="P38"><text:span text:style-name="T71"/></text:p>
      <text:p text:style-name="P38"><text:span text:style-name="T71"/></text:p>
      <text:p text:style-name="P38"><text:span text:style-name="T71"/></text:p>
      <text:p text:style-name="P38"><text:span text:style-name="T71"/></text:p>
      <text:p text:style-name="P38"><text:span text:style-name="T76">1:0</text:span><text:span text:style-name="T77">6</text:span><text:span text:style-name="T71">:</text:span><text:span text:style-name="T77">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24:20.748000000</meta:creation-date>
    <dc:date>2018-12-20T17:04:32.197000000</dc:date>
    <meta:editing-duration>PT10H6M21S</meta:editing-duration>
    <meta:editing-cycles>91</meta:editing-cycles>
    <meta:generator>LibreOffice/6.1.3.2$Windows_X86_64 LibreOffice_project/86daf60bf00efa86ad547e59e09d6bb77c699acb</meta:generator>
    <meta:document-statistic meta:table-count="0" meta:image-count="10" meta:object-count="0" meta:page-count="3" meta:paragraph-count="35" meta:word-count="471" meta:character-count="3166" meta:non-whitespace-character-count="2628"/>
  </office:meta>
</office:document-meta>
</file>